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1.169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141cm"/>
    </style:style>
    <style:style style:name="co11" style:family="table-column">
      <style:table-column-properties fo:break-before="auto" style:column-width="3.501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78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4.417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3.14cm"/>
    </style:style>
    <style:style style:name="co18" style:family="table-column">
      <style:table-column-properties fo:break-before="auto" style:column-width="3.556cm"/>
    </style:style>
    <style:style style:name="co19" style:family="table-column">
      <style:table-column-properties fo:break-before="auto" style:column-width="3.362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Default"/>
          <table:table-cell office:value-type="string">
            <text:p>puolue_lyh</text:p>
          </table:table-cell>
          <table:table-cell office:value-type="string">
            <text:p>ilmoittaneita</text:p>
          </table:table-cell>
          <table:table-cell office:value-type="string">
            <text:p>rahoitus_tot</text:p>
          </table:table-cell>
          <table:table-cell office:value-type="string">
            <text:p>kulut_tot</text:p>
          </table:table-cell>
          <table:table-cell office:value-type="string">
            <text:p>omat_varat</text:p>
          </table:table-cell>
          <table:table-cell office:value-type="string">
            <text:p>lainat</text:p>
          </table:table-cell>
          <table:table-cell office:value-type="string">
            <text:p>yksityinen_tuki</text:p>
          </table:table-cell>
          <table:table-cell office:value-type="string">
            <text:p>yritys_tuki</text:p>
          </table:table-cell>
          <table:table-cell office:value-type="string">
            <text:p>puolue_tuki</text:p>
          </table:table-cell>
          <table:table-cell office:value-type="string">
            <text:p>puolueyhdistys_tuki</text:p>
          </table:table-cell>
          <table:table-cell office:value-type="string">
            <text:p>valitettu_tuki</text:p>
          </table:table-cell>
          <table:table-cell office:value-type="string">
            <text:p>muu_tuki</text:p>
          </table:table-cell>
          <table:table-cell office:value-type="string">
            <text:p>vaalimainonta</text:p>
          </table:table-cell>
          <table:table-cell office:value-type="string">
            <text:p>vaalimainonta_suunnittelu</text:p>
          </table:table-cell>
          <table:table-cell office:value-type="string">
            <text:p>ehdokkaita_tot</text:p>
          </table:table-cell>
          <table:table-cell office:value-type="string">
            <text:p>ilmoittaneita_pros</text:p>
          </table:table-cell>
          <table:table-cell office:value-type="string">
            <text:p>suht_rahoitus</text:p>
          </table:table-cell>
          <table:table-cell office:value-type="string">
            <text:p>suht_yritys_rahoitus</text:p>
          </table:table-cell>
          <table:table-cell office:value-type="string">
            <text:p>suht_vaalimainonta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ITSP</text:p>
          </table:table-cell>
          <table:table-cell office:value-type="float" office:value="7">
            <text:p>7</text:p>
          </table:table-cell>
          <table:table-cell office:value-type="float" office:value="8607">
            <text:p>8607</text:p>
          </table:table-cell>
          <table:table-cell office:value-type="float" office:value="9107">
            <text:p>9107</text:p>
          </table:table-cell>
          <table:table-cell office:value-type="float" office:value="7977">
            <text:p>7977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table:number-columns-repeated="4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8057">
            <text:p>8057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0.1</text:p>
          </table:table-cell>
          <table:table-cell office:value-type="string">
            <text:p>1229.57</text:p>
          </table:table-cell>
          <table:table-cell office:value-type="float" office:value="0">
            <text:p>0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KD</text:p>
          </table:table-cell>
          <table:table-cell office:value-type="float" office:value="32">
            <text:p>32</text:p>
          </table:table-cell>
          <table:table-cell office:value-type="float" office:value="262434">
            <text:p>262434</text:p>
          </table:table-cell>
          <table:table-cell office:value-type="float" office:value="266375">
            <text:p>266375</text:p>
          </table:table-cell>
          <table:table-cell office:value-type="float" office:value="108076">
            <text:p>108076</text:p>
          </table:table-cell>
          <table:table-cell office:value-type="float" office:value="26500">
            <text:p>26500</text:p>
          </table:table-cell>
          <table:table-cell office:value-type="float" office:value="30417">
            <text:p>30417</text:p>
          </table:table-cell>
          <table:table-cell office:value-type="float" office:value="11332">
            <text:p>11332</text:p>
          </table:table-cell>
          <table:table-cell office:value-type="float" office:value="17082">
            <text:p>17082</text:p>
          </table:table-cell>
          <table:table-cell office:value-type="float" office:value="54688">
            <text:p>54688</text:p>
          </table:table-cell>
          <table:table-cell office:value-type="float" office:value="2660">
            <text:p>2660</text:p>
          </table:table-cell>
          <table:table-cell office:value-type="float" office:value="0">
            <text:p>0</text:p>
          </table:table-cell>
          <table:table-cell office:value-type="float" office:value="191084">
            <text:p>191084</text:p>
          </table:table-cell>
          <table:table-cell office:value-type="float" office:value="10534">
            <text:p>10534</text:p>
          </table:table-cell>
          <table:table-cell office:value-type="float" office:value="191">
            <text:p>191</text:p>
          </table:table-cell>
          <table:table-cell office:value-type="string">
            <text:p>0.17</text:p>
          </table:table-cell>
          <table:table-cell office:value-type="string">
            <text:p>8201.06</text:p>
          </table:table-cell>
          <table:table-cell office:value-type="string">
            <text:p>354.12</text:p>
          </table:table-cell>
          <table:table-cell office:value-type="string">
            <text:p>5971.38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KESK</text:p>
          </table:table-cell>
          <table:table-cell office:value-type="float" office:value="142">
            <text:p>142</text:p>
          </table:table-cell>
          <table:table-cell office:value-type="float" office:value="2498529">
            <text:p>2498529</text:p>
          </table:table-cell>
          <table:table-cell office:value-type="float" office:value="2464502">
            <text:p>2464502</text:p>
          </table:table-cell>
          <table:table-cell office:value-type="float" office:value="905736">
            <text:p>905736</text:p>
          </table:table-cell>
          <table:table-cell office:value-type="float" office:value="223850">
            <text:p>223850</text:p>
          </table:table-cell>
          <table:table-cell office:value-type="float" office:value="427631">
            <text:p>427631</text:p>
          </table:table-cell>
          <table:table-cell office:value-type="float" office:value="439615">
            <text:p>439615</text:p>
          </table:table-cell>
          <table:table-cell office:value-type="float" office:value="57755">
            <text:p>57755</text:p>
          </table:table-cell>
          <table:table-cell office:value-type="float" office:value="271723">
            <text:p>271723</text:p>
          </table:table-cell>
          <table:table-cell office:value-type="float" office:value="22550">
            <text:p>22550</text:p>
          </table:table-cell>
          <table:table-cell office:value-type="float" office:value="122127">
            <text:p>122127</text:p>
          </table:table-cell>
          <table:table-cell office:value-type="float" office:value="1790394">
            <text:p>1790394</text:p>
          </table:table-cell>
          <table:table-cell office:value-type="float" office:value="114811">
            <text:p>114811</text:p>
          </table:table-cell>
          <table:table-cell office:value-type="float" office:value="233">
            <text:p>233</text:p>
          </table:table-cell>
          <table:table-cell office:value-type="string">
            <text:p>0.61</text:p>
          </table:table-cell>
          <table:table-cell office:value-type="string">
            <text:p>17595.27</text:p>
          </table:table-cell>
          <table:table-cell office:value-type="string">
            <text:p>3095.88</text:p>
          </table:table-cell>
          <table:table-cell office:value-type="string">
            <text:p>12608.41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KOK</text:p>
          </table:table-cell>
          <table:table-cell office:value-type="float" office:value="49">
            <text:p>49</text:p>
          </table:table-cell>
          <table:table-cell office:value-type="float" office:value="1418456">
            <text:p>1418456</text:p>
          </table:table-cell>
          <table:table-cell office:value-type="float" office:value="1461127">
            <text:p>1461127</text:p>
          </table:table-cell>
          <table:table-cell office:value-type="float" office:value="740046">
            <text:p>740046</text:p>
          </table:table-cell>
          <table:table-cell office:value-type="float" office:value="99000">
            <text:p>99000</text:p>
          </table:table-cell>
          <table:table-cell office:value-type="float" office:value="145773">
            <text:p>145773</text:p>
          </table:table-cell>
          <table:table-cell office:value-type="float" office:value="232247">
            <text:p>232247</text:p>
          </table:table-cell>
          <table:table-cell office:value-type="float" office:value="55500">
            <text:p>55500</text:p>
          </table:table-cell>
          <table:table-cell office:value-type="float" office:value="74480">
            <text:p>74480</text:p>
          </table:table-cell>
          <table:table-cell office:value-type="float" office:value="3400">
            <text:p>3400</text:p>
          </table:table-cell>
          <table:table-cell office:value-type="float" office:value="13475">
            <text:p>13475</text:p>
          </table:table-cell>
          <table:table-cell office:value-type="float" office:value="884620">
            <text:p>884620</text:p>
          </table:table-cell>
          <table:table-cell office:value-type="float" office:value="53247">
            <text:p>53247</text:p>
          </table:table-cell>
          <table:table-cell office:value-type="float" office:value="232">
            <text:p>232</text:p>
          </table:table-cell>
          <table:table-cell office:value-type="string">
            <text:p>0.21</text:p>
          </table:table-cell>
          <table:table-cell office:value-type="string">
            <text:p>28948.08</text:p>
          </table:table-cell>
          <table:table-cell office:value-type="string">
            <text:p>4739.73</text:p>
          </table:table-cell>
          <table:table-cell office:value-type="string">
            <text:p>18053.47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M11</text:p>
          </table:table-cell>
          <table:table-cell office:value-type="float" office:value="24">
            <text:p>24</text:p>
          </table:table-cell>
          <table:table-cell office:value-type="float" office:value="9926">
            <text:p>9926</text:p>
          </table:table-cell>
          <table:table-cell office:value-type="float" office:value="10681">
            <text:p>10681</text:p>
          </table:table-cell>
          <table:table-cell office:value-type="float" office:value="6493">
            <text:p>6493</text:p>
          </table:table-cell>
          <table:table-cell office:value-type="float" office:value="0">
            <text:p>0</text:p>
          </table:table-cell>
          <table:table-cell office:value-type="float" office:value="2588">
            <text:p>2588</text:p>
          </table:table-cell>
          <table:table-cell office:value-type="float" office:value="75">
            <text:p>75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16">
            <text:p>716</text:p>
          </table:table-cell>
          <table:table-cell office:value-type="float" office:value="8904">
            <text:p>8904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string">
            <text:p>0.36</text:p>
          </table:table-cell>
          <table:table-cell office:value-type="string">
            <text:p>413.58</text:p>
          </table:table-cell>
          <table:table-cell table:style-name="ce1" office:value-type="string">
            <text:p>3.12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PIR</text:p>
          </table:table-cell>
          <table:table-cell office:value-type="float" office:value="84">
            <text:p>84</text:p>
          </table:table-cell>
          <table:table-cell office:value-type="float" office:value="13153">
            <text:p>13153</text:p>
          </table:table-cell>
          <table:table-cell office:value-type="float" office:value="14319">
            <text:p>14319</text:p>
          </table:table-cell>
          <table:table-cell office:value-type="float" office:value="9671">
            <text:p>9671</text:p>
          </table:table-cell>
          <table:table-cell office:value-type="float" office:value="0">
            <text:p>0</text:p>
          </table:table-cell>
          <table:table-cell office:value-type="float" office:value="1192">
            <text:p>1192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7356">
            <text:p>7356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string">
            <text:p>0.66</text:p>
          </table:table-cell>
          <table:table-cell office:value-type="string">
            <text:p>156.58</text:p>
          </table:table-cell>
          <table:table-cell table:style-name="ce1" office:value-type="string">
            <text:p>3.57</text:p>
          </table:table-cell>
          <table:table-cell office:value-type="string">
            <text:p>87.57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PS</text:p>
          </table:table-cell>
          <table:table-cell office:value-type="float" office:value="67">
            <text:p>67</text:p>
          </table:table-cell>
          <table:table-cell office:value-type="float" office:value="428486">
            <text:p>428486</text:p>
          </table:table-cell>
          <table:table-cell office:value-type="float" office:value="428796">
            <text:p>428796</text:p>
          </table:table-cell>
          <table:table-cell office:value-type="float" office:value="297258">
            <text:p>297258</text:p>
          </table:table-cell>
          <table:table-cell office:value-type="float" office:value="6000">
            <text:p>6000</text:p>
          </table:table-cell>
          <table:table-cell office:value-type="float" office:value="44592">
            <text:p>44592</text:p>
          </table:table-cell>
          <table:table-cell office:value-type="float" office:value="35429">
            <text:p>35429</text:p>
          </table:table-cell>
          <table:table-cell office:value-type="float" office:value="15276">
            <text:p>15276</text:p>
          </table:table-cell>
          <table:table-cell office:value-type="float" office:value="28791">
            <text:p>28791</text:p>
          </table:table-cell>
          <table:table-cell office:value-type="float" office:value="1380">
            <text:p>1380</text:p>
          </table:table-cell>
          <table:table-cell office:value-type="float" office:value="8500">
            <text:p>8500</text:p>
          </table:table-cell>
          <table:table-cell office:value-type="float" office:value="351891">
            <text:p>351891</text:p>
          </table:table-cell>
          <table:table-cell office:value-type="float" office:value="4150">
            <text:p>4150</text:p>
          </table:table-cell>
          <table:table-cell office:value-type="float" office:value="238">
            <text:p>238</text:p>
          </table:table-cell>
          <table:table-cell office:value-type="string">
            <text:p>0.28</text:p>
          </table:table-cell>
          <table:table-cell office:value-type="string">
            <text:p>6395.31</text:p>
          </table:table-cell>
          <table:table-cell office:value-type="string">
            <text:p>528.79</text:p>
          </table:table-cell>
          <table:table-cell office:value-type="string">
            <text:p>5252.1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RKP</text:p>
          </table:table-cell>
          <table:table-cell office:value-type="float" office:value="15">
            <text:p>15</text:p>
          </table:table-cell>
          <table:table-cell office:value-type="float" office:value="141315">
            <text:p>141315</text:p>
          </table:table-cell>
          <table:table-cell office:value-type="float" office:value="152759">
            <text:p>152759</text:p>
          </table:table-cell>
          <table:table-cell office:value-type="float" office:value="37700">
            <text:p>37700</text:p>
          </table:table-cell>
          <table:table-cell office:value-type="float" office:value="0">
            <text:p>0</text:p>
          </table:table-cell>
          <table:table-cell office:value-type="float" office:value="16640">
            <text:p>16640</text:p>
          </table:table-cell>
          <table:table-cell office:value-type="float" office:value="32415">
            <text:p>32415</text:p>
          </table:table-cell>
          <table:table-cell office:value-type="float" office:value="46350">
            <text:p>46350</text:p>
          </table:table-cell>
          <table:table-cell office:value-type="float" office:value="23030">
            <text:p>23030</text:p>
          </table:table-cell>
          <table:table-cell office:value-type="float" office:value="12000">
            <text:p>12000</text:p>
          </table:table-cell>
          <table:table-cell office:value-type="float" office:value="28230">
            <text:p>28230</text:p>
          </table:table-cell>
          <table:table-cell office:value-type="float" office:value="200624">
            <text:p>200624</text:p>
          </table:table-cell>
          <table:table-cell office:value-type="float" office:value="7250">
            <text:p>7250</text:p>
          </table:table-cell>
          <table:table-cell office:value-type="float" office:value="83">
            <text:p>83</text:p>
          </table:table-cell>
          <table:table-cell office:value-type="string">
            <text:p>0.18</text:p>
          </table:table-cell>
          <table:table-cell office:value-type="float" office:value="9421">
            <text:p>9421</text:p>
          </table:table-cell>
          <table:table-cell office:value-type="float" office:value="2161">
            <text:p>2161</text:p>
          </table:table-cell>
          <table:table-cell office:value-type="string">
            <text:p>13374.9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SDP</text:p>
          </table:table-cell>
          <table:table-cell office:value-type="float" office:value="80">
            <text:p>80</text:p>
          </table:table-cell>
          <table:table-cell office:value-type="float" office:value="1079615">
            <text:p>1079615</text:p>
          </table:table-cell>
          <table:table-cell office:value-type="float" office:value="1154256">
            <text:p>1154256</text:p>
          </table:table-cell>
          <table:table-cell office:value-type="float" office:value="457629">
            <text:p>457629</text:p>
          </table:table-cell>
          <table:table-cell office:value-type="float" office:value="89500">
            <text:p>89500</text:p>
          </table:table-cell>
          <table:table-cell office:value-type="float" office:value="158120">
            <text:p>158120</text:p>
          </table:table-cell>
          <table:table-cell office:value-type="float" office:value="95360">
            <text:p>95360</text:p>
          </table:table-cell>
          <table:table-cell office:value-type="float" office:value="30290">
            <text:p>30290</text:p>
          </table:table-cell>
          <table:table-cell office:value-type="float" office:value="197173">
            <text:p>197173</text:p>
          </table:table-cell>
          <table:table-cell office:value-type="float" office:value="23515">
            <text:p>23515</text:p>
          </table:table-cell>
          <table:table-cell office:value-type="float" office:value="189476">
            <text:p>189476</text:p>
          </table:table-cell>
          <table:table-cell office:value-type="float" office:value="825707">
            <text:p>825707</text:p>
          </table:table-cell>
          <table:table-cell office:value-type="float" office:value="40335">
            <text:p>40335</text:p>
          </table:table-cell>
          <table:table-cell office:value-type="float" office:value="238">
            <text:p>238</text:p>
          </table:table-cell>
          <table:table-cell office:value-type="string">
            <text:p>0.34</text:p>
          </table:table-cell>
          <table:table-cell office:value-type="string">
            <text:p>13495.19</text:p>
          </table:table-cell>
          <table:table-cell office:value-type="float" office:value="1192">
            <text:p>1192</text:p>
          </table:table-cell>
          <table:table-cell office:value-type="string">
            <text:p>10321.34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SKP</text:p>
          </table:table-cell>
          <table:table-cell office:value-type="float" office:value="14">
            <text:p>14</text:p>
          </table:table-cell>
          <table:table-cell office:value-type="float" office:value="7097">
            <text:p>7097</text:p>
          </table:table-cell>
          <table:table-cell office:value-type="float" office:value="7797">
            <text:p>7797</text:p>
          </table:table-cell>
          <table:table-cell office:value-type="float" office:value="3457">
            <text:p>345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2850">
            <text:p>2850</text:p>
          </table:table-cell>
          <table:table-cell office:value-type="float" office:value="6317">
            <text:p>6317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office:value-type="string">
            <text:p>0.1</text:p>
          </table:table-cell>
          <table:table-cell office:value-type="string">
            <text:p>506.93</text:p>
          </table:table-cell>
          <table:table-cell office:value-type="string">
            <text:p>21.43</text:p>
          </table:table-cell>
          <table:table-cell office:value-type="string">
            <text:p>451.21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SSP</text:p>
          </table:table-cell>
          <table:table-cell office:value-type="float" office:value="2">
            <text:p>2</text:p>
          </table:table-cell>
          <table:table-cell table:number-columns-repeated="3" office:value-type="float" office:value="2400">
            <text:p>2400</text:p>
          </table:table-cell>
          <table:table-cell table:number-columns-repeated="7" office:value-type="float" office:value="0">
            <text:p>0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0.05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ST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0.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VAS</text:p>
          </table:table-cell>
          <table:table-cell office:value-type="float" office:value="157">
            <text:p>157</text:p>
          </table:table-cell>
          <table:table-cell office:value-type="float" office:value="1207441">
            <text:p>1207441</text:p>
          </table:table-cell>
          <table:table-cell office:value-type="float" office:value="1210680">
            <text:p>1210680</text:p>
          </table:table-cell>
          <table:table-cell office:value-type="float" office:value="375723">
            <text:p>375723</text:p>
          </table:table-cell>
          <table:table-cell office:value-type="float" office:value="61250">
            <text:p>61250</text:p>
          </table:table-cell>
          <table:table-cell office:value-type="float" office:value="172946">
            <text:p>172946</text:p>
          </table:table-cell>
          <table:table-cell office:value-type="float" office:value="25760">
            <text:p>25760</text:p>
          </table:table-cell>
          <table:table-cell office:value-type="float" office:value="29565">
            <text:p>29565</text:p>
          </table:table-cell>
          <table:table-cell office:value-type="float" office:value="209404">
            <text:p>209404</text:p>
          </table:table-cell>
          <table:table-cell office:value-type="float" office:value="81957">
            <text:p>81957</text:p>
          </table:table-cell>
          <table:table-cell office:value-type="float" office:value="317635">
            <text:p>317635</text:p>
          </table:table-cell>
          <table:table-cell office:value-type="float" office:value="1042551">
            <text:p>1042551</text:p>
          </table:table-cell>
          <table:table-cell office:value-type="float" office:value="30675">
            <text:p>30675</text:p>
          </table:table-cell>
          <table:table-cell office:value-type="float" office:value="236">
            <text:p>236</text:p>
          </table:table-cell>
          <table:table-cell office:value-type="string">
            <text:p>0.67</text:p>
          </table:table-cell>
          <table:table-cell office:value-type="string">
            <text:p>7690.71</text:p>
          </table:table-cell>
          <table:table-cell office:value-type="string">
            <text:p>164.08</text:p>
          </table:table-cell>
          <table:table-cell office:value-type="string">
            <text:p>6640.45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VIHR</text:p>
          </table:table-cell>
          <table:table-cell office:value-type="float" office:value="227">
            <text:p>227</text:p>
          </table:table-cell>
          <table:table-cell office:value-type="float" office:value="1429923">
            <text:p>1429923</text:p>
          </table:table-cell>
          <table:table-cell office:value-type="float" office:value="1464061">
            <text:p>1464061</text:p>
          </table:table-cell>
          <table:table-cell office:value-type="float" office:value="914243">
            <text:p>914243</text:p>
          </table:table-cell>
          <table:table-cell office:value-type="float" office:value="111280">
            <text:p>111280</text:p>
          </table:table-cell>
          <table:table-cell office:value-type="float" office:value="315112">
            <text:p>315112</text:p>
          </table:table-cell>
          <table:table-cell office:value-type="float" office:value="43063">
            <text:p>43063</text:p>
          </table:table-cell>
          <table:table-cell office:value-type="float" office:value="470">
            <text:p>470</text:p>
          </table:table-cell>
          <table:table-cell office:value-type="float" office:value="95325">
            <text:p>95325</text:p>
          </table:table-cell>
          <table:table-cell office:value-type="float" office:value="4096">
            <text:p>4096</text:p>
          </table:table-cell>
          <table:table-cell office:value-type="float" office:value="20171">
            <text:p>20171</text:p>
          </table:table-cell>
          <table:table-cell office:value-type="float" office:value="1153209">
            <text:p>1153209</text:p>
          </table:table-cell>
          <table:table-cell office:value-type="float" office:value="48138">
            <text:p>48138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6299.22</text:p>
          </table:table-cell>
          <table:table-cell office:value-type="string">
            <text:p>189.7</text:p>
          </table:table-cell>
          <table:table-cell office:value-type="string">
            <text:p>5080.22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VP</text:p>
          </table:table-cell>
          <table:table-cell office:value-type="float" office:value="23">
            <text:p>23</text:p>
          </table:table-cell>
          <table:table-cell office:value-type="float" office:value="11463">
            <text:p>11463</text:p>
          </table:table-cell>
          <table:table-cell office:value-type="float" office:value="14723">
            <text:p>14723</text:p>
          </table:table-cell>
          <table:table-cell office:value-type="float" office:value="12032">
            <text:p>12032</text:p>
          </table:table-cell>
          <table:table-cell office:value-type="float" office:value="300">
            <text:p>300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0592">
            <text:p>1059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0.38</text:p>
          </table:table-cell>
          <table:table-cell office:value-type="string">
            <text:p>498.39</text:p>
          </table:table-cell>
          <table:table-cell office:value-type="float" office:value="0">
            <text:p>0</text:p>
          </table:table-cell>
          <table:table-cell office:value-type="string">
            <text:p>460.52</text:p>
          </table:table-cell>
        </table:table-row>
      </table:table>
      <table:table table:name="Sheet2" table:style-name="ta1" table:print="false">
        <table:table-column table:style-name="co20" table:default-cell-style-name="ce2"/>
        <table:table-column table:style-name="co20" table:default-cell-style-name="ce3"/>
        <table:table-column table:style-name="co20" table:number-columns-repeated="2" table:default-cell-style-name="ce4"/>
        <table:table-column table:style-name="co20" table:default-cell-style-name="ce5"/>
        <table:table-column table:style-name="co20" table:default-cell-style-name="ce2"/>
        <table:table-row table:style-name="ro1">
          <table:table-cell table:style-name="Default" table:number-columns-repeated="6"/>
        </table:table-row>
        <table:table-row table:style-name="ro1">
          <table:table-cell/>
          <table:table-cell table:style-name="ce2" table:number-columns-repeated="4"/>
          <table:table-cell/>
        </table:table-row>
        <table:table-row table:style-name="ro1">
          <table:table-cell/>
          <table:table-cell office:value-type="string">
            <text:p>Puolue</text:p>
          </table:table-cell>
          <table:table-cell office:value-type="string">
            <text:p>Ilmoittaneita</text:p>
          </table:table-cell>
          <table:table-cell office:value-type="string">
            <text:p>Ehdokkaita</text:p>
          </table:table-cell>
          <table:table-cell table:style-name="ce4" office:value-type="string">
            <text:p>%</text:p>
          </table:table-cell>
          <table:table-cell/>
        </table:table-row>
        <table:table-row table:style-name="ro1">
          <table:table-cell/>
          <table:table-cell office:value-type="string">
            <text:p>ITSP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formula="of:=[.C4]/[.D4]*100" office:value-type="float" office:value="10.1449275362319">
            <text:p>10.14</text:p>
          </table:table-cell>
          <table:table-cell/>
        </table:table-row>
        <table:table-row table:style-name="ro1">
          <table:table-cell/>
          <table:table-cell office:value-type="string">
            <text:p>KD</text:p>
          </table:table-cell>
          <table:table-cell office:value-type="float" office:value="32">
            <text:p>32</text:p>
          </table:table-cell>
          <table:table-cell office:value-type="float" office:value="191">
            <text:p>191</text:p>
          </table:table-cell>
          <table:table-cell table:formula="of:=[.C5]/[.D5]*100" office:value-type="float" office:value="16.7539267015707">
            <text:p>16.75</text:p>
          </table:table-cell>
          <table:table-cell/>
        </table:table-row>
        <table:table-row table:style-name="ro1">
          <table:table-cell/>
          <table:table-cell office:value-type="string">
            <text:p>KESK</text:p>
          </table:table-cell>
          <table:table-cell office:value-type="float" office:value="142">
            <text:p>142</text:p>
          </table:table-cell>
          <table:table-cell office:value-type="float" office:value="233">
            <text:p>233</text:p>
          </table:table-cell>
          <table:table-cell table:formula="of:=[.C6]/[.D6]*100" office:value-type="float" office:value="60.9442060085837">
            <text:p>60.94</text:p>
          </table:table-cell>
          <table:table-cell/>
        </table:table-row>
        <table:table-row table:style-name="ro1">
          <table:table-cell/>
          <table:table-cell office:value-type="string">
            <text:p>KOK</text:p>
          </table:table-cell>
          <table:table-cell office:value-type="float" office:value="49">
            <text:p>49</text:p>
          </table:table-cell>
          <table:table-cell office:value-type="float" office:value="232">
            <text:p>232</text:p>
          </table:table-cell>
          <table:table-cell table:formula="of:=[.C7]/[.D7]*100" office:value-type="float" office:value="21.1206896551724">
            <text:p>21.12</text:p>
          </table:table-cell>
          <table:table-cell/>
        </table:table-row>
        <table:table-row table:style-name="ro1">
          <table:table-cell/>
          <table:table-cell office:value-type="string">
            <text:p>M11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table:formula="of:=[.C8]/[.D8]*100" office:value-type="float" office:value="36.3636363636364">
            <text:p>36.36</text:p>
          </table:table-cell>
          <table:table-cell/>
        </table:table-row>
        <table:table-row table:style-name="ro1">
          <table:table-cell/>
          <table:table-cell office:value-type="string">
            <text:p>PIR</text:p>
          </table:table-cell>
          <table:table-cell office:value-type="float" office:value="84">
            <text:p>84</text:p>
          </table:table-cell>
          <table:table-cell office:value-type="float" office:value="127">
            <text:p>127</text:p>
          </table:table-cell>
          <table:table-cell table:formula="of:=[.C9]/[.D9]*100" office:value-type="float" office:value="66.1417322834646">
            <text:p>66.14</text:p>
          </table:table-cell>
          <table:table-cell/>
        </table:table-row>
        <table:table-row table:style-name="ro1">
          <table:table-cell/>
          <table:table-cell office:value-type="string">
            <text:p>PS</text:p>
          </table:table-cell>
          <table:table-cell office:value-type="float" office:value="67">
            <text:p>67</text:p>
          </table:table-cell>
          <table:table-cell office:value-type="float" office:value="238">
            <text:p>238</text:p>
          </table:table-cell>
          <table:table-cell table:formula="of:=[.C10]/[.D10]*100" office:value-type="float" office:value="28.1512605042017">
            <text:p>28.15</text:p>
          </table:table-cell>
          <table:table-cell/>
        </table:table-row>
        <table:table-row table:style-name="ro1">
          <table:table-cell/>
          <table:table-cell office:value-type="string">
            <text:p>RKP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table:formula="of:=[.C11]/[.D11]*100" office:value-type="float" office:value="18.0722891566265">
            <text:p>18.07</text:p>
          </table:table-cell>
          <table:table-cell/>
        </table:table-row>
        <table:table-row table:style-name="ro1">
          <table:table-cell/>
          <table:table-cell office:value-type="string">
            <text:p>SDP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table:formula="of:=[.C12]/[.D12]*100" office:value-type="float" office:value="33.6134453781513">
            <text:p>33.61</text:p>
          </table:table-cell>
          <table:table-cell/>
        </table:table-row>
        <table:table-row table:style-name="ro1">
          <table:table-cell/>
          <table:table-cell office:value-type="string">
            <text:p>SKP</text:p>
          </table:table-cell>
          <table:table-cell office:value-type="float" office:value="14">
            <text:p>14</text:p>
          </table:table-cell>
          <table:table-cell office:value-type="float" office:value="143">
            <text:p>143</text:p>
          </table:table-cell>
          <table:table-cell table:formula="of:=[.C13]/[.D13]*100" office:value-type="float" office:value="9.79020979020979">
            <text:p>9.79</text:p>
          </table:table-cell>
          <table:table-cell/>
        </table:table-row>
        <table:table-row table:style-name="ro1">
          <table:table-cell/>
          <table:table-cell office:value-type="string">
            <text:p>SSP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formula="of:=[.C14]/[.D14]*100" office:value-type="float" office:value="4.54545454545455">
            <text:p>4.55</text:p>
          </table:table-cell>
          <table:table-cell/>
        </table:table-row>
        <table:table-row table:style-name="ro1">
          <table:table-cell/>
          <table:table-cell office:value-type="string">
            <text:p>STP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formula="of:=[.C15]/[.D15]*100" office:value-type="float" office:value="4.25531914893617">
            <text:p>4.26</text:p>
          </table:table-cell>
          <table:table-cell/>
        </table:table-row>
        <table:table-row table:style-name="ro1">
          <table:table-cell/>
          <table:table-cell office:value-type="string">
            <text:p>VAS</text:p>
          </table:table-cell>
          <table:table-cell office:value-type="float" office:value="157">
            <text:p>157</text:p>
          </table:table-cell>
          <table:table-cell office:value-type="float" office:value="236">
            <text:p>236</text:p>
          </table:table-cell>
          <table:table-cell table:formula="of:=[.C16]/[.D16]*100" office:value-type="float" office:value="66.5254237288136">
            <text:p>66.53</text:p>
          </table:table-cell>
          <table:table-cell/>
        </table:table-row>
        <table:table-row table:style-name="ro1">
          <table:table-cell/>
          <table:table-cell office:value-type="string">
            <text:p>VIHR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table:formula="of:=[.C17]/[.D17]*100" office:value-type="float" office:value="99.5614035087719">
            <text:p>99.56</text:p>
          </table:table-cell>
          <table:table-cell/>
        </table:table-row>
        <table:table-row table:style-name="ro1">
          <table:table-cell/>
          <table:table-cell office:value-type="string">
            <text:p>VP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table:formula="of:=[.C18]/[.D18]*100" office:value-type="float" office:value="38.3333333333333">
            <text:p>38.33</text:p>
          </table:table-cell>
          <table:table-cell/>
        </table:table-row>
        <table:table-row table:style-name="ro1">
          <table:table-cell/>
          <table:table-cell table:style-name="ce2" table:number-columns-repeated="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/04/2011</text:date>, <text:time>02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dc:date>2011-04-17T02:42:48</dc:date>
    <dc:creator>Joona Lehtomäki</dc:creator>
    <meta:editing-duration>PT2M27S</meta:editing-duration>
    <meta:editing-cycles>2</meta:editing-cycles>
    <meta:document-statistic meta:table-count="2" meta:cell-count="383" meta:object-count="0"/>
  </office:meta>
</office:document-meta>
</file>